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09db63"/>
    </style:style>
    <style:style style:name="P2" style:family="paragraph" style:parent-style-name="Header">
      <style:text-properties officeooo:rsid="0019a9ec" officeooo:paragraph-rsid="0009db63"/>
    </style:style>
    <style:style style:name="P3" style:family="paragraph" style:parent-style-name="Header">
      <style:text-properties officeooo:rsid="0019a9ec" officeooo:paragraph-rsid="00228038"/>
    </style:style>
    <style:style style:name="P4" style:family="paragraph" style:parent-style-name="Footer">
      <style:paragraph-properties fo:text-align="center" style:justify-single-word="false"/>
      <style:text-properties fo:font-size="14pt" style:font-size-asian="14pt" style:font-size-complex="14pt"/>
    </style:style>
    <style:style style:name="P5" style:family="paragraph" style:parent-style-name="Standard">
      <style:text-properties officeooo:paragraph-rsid="0009db63"/>
    </style:style>
    <style:style style:name="P6" style:family="paragraph" style:parent-style-name="Text_20_body">
      <style:text-properties officeooo:rsid="0019a9ec" officeooo:paragraph-rsid="0009db63"/>
    </style:style>
    <style:style style:name="P7" style:family="paragraph" style:parent-style-name="Text_20_body">
      <style:text-properties officeooo:rsid="01cd1044" officeooo:paragraph-rsid="01cd1044"/>
    </style:style>
    <style:style style:name="P8" style:family="paragraph" style:parent-style-name="Text_20_body">
      <style:paragraph-properties fo:break-before="page"/>
      <style:text-properties officeooo:rsid="000c32cd" officeooo:paragraph-rsid="000c32cd"/>
    </style:style>
    <style:style style:name="P9" style:family="paragraph" style:parent-style-name="Title">
      <style:text-properties fo:font-size="24pt" officeooo:rsid="000c32cd" officeooo:paragraph-rsid="000c32cd" style:font-size-asian="24pt" style:font-size-complex="24pt"/>
    </style:style>
    <style:style style:name="P10" style:family="paragraph" style:parent-style-name="Title">
      <style:text-properties fo:font-size="20pt" officeooo:rsid="001f026d" officeooo:paragraph-rsid="001f026d" style:font-size-asian="20pt" style:font-size-complex="20pt"/>
    </style:style>
    <style:style style:name="P11" style:family="paragraph" style:parent-style-name="Title">
      <style:text-properties fo:font-size="20pt" officeooo:rsid="000c32cd" officeooo:paragraph-rsid="000c32cd" style:font-size-asian="20pt" style:font-size-complex="20pt"/>
    </style:style>
    <style:style style:name="P12" style:family="paragraph" style:parent-style-name="Title">
      <style:text-properties fo:font-size="22pt" officeooo:rsid="01c3405f" officeooo:paragraph-rsid="01c3405f" style:font-size-asian="22pt" style:font-size-complex="22pt"/>
    </style:style>
    <style:style style:name="P13" style:family="paragraph" style:parent-style-name="Text_20_body">
      <style:paragraph-properties fo:margin-top="0.0791in" fo:margin-bottom="0.0972in" loext:contextual-spacing="false"/>
      <style:text-properties officeooo:paragraph-rsid="01ca3c79"/>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Heading_20_1">
      <style:paragraph-properties fo:margin-top="0.1665in" fo:margin-bottom="0.0835in" loext:contextual-spacing="false"/>
      <style:text-properties officeooo:rsid="01c935df" officeooo:paragraph-rsid="01c935df"/>
    </style:style>
    <style:style style:name="P16" style:family="paragraph" style:parent-style-name="Heading_20_1">
      <style:paragraph-properties fo:margin-top="0.2854in" fo:margin-bottom="0.202in" loext:contextual-spacing="false"/>
      <style:text-properties officeooo:rsid="01cd1044" officeooo:paragraph-rsid="01cd1044"/>
    </style:style>
    <style:style style:name="T1" style:family="text">
      <style:text-properties officeooo:rsid="0019a9ec"/>
    </style:style>
    <style:style style:name="T2" style:family="text">
      <style:text-properties officeooo:rsid="002311f9"/>
    </style:style>
    <style:style style:name="T3" style:family="text">
      <style:text-properties style:font-name="Courier"/>
    </style:style>
    <style:style style:name="T4" style:family="text">
      <style:text-properties officeooo:rsid="01a32448"/>
    </style:style>
    <style:style style:name="T5" style:family="text">
      <style:text-properties officeooo:rsid="00343f05"/>
    </style:style>
    <style:style style:name="T6" style:family="text">
      <style:text-properties officeooo:rsid="01c4da06"/>
    </style:style>
    <style:style style:name="T7" style:family="text">
      <style:text-properties officeooo:rsid="001f026d"/>
    </style:style>
    <style:style style:name="T8" style:family="text">
      <style:text-properties officeooo:rsid="000c32cd"/>
    </style:style>
    <style:style style:name="T9" style:family="text">
      <style:text-properties fo:font-weight="normal" officeooo:rsid="015a15ee" style:font-weight-asian="normal" style:font-weight-complex="normal"/>
    </style:style>
    <style:style style:name="T10" style:family="text">
      <style:text-properties fo:font-weight="normal" officeooo:rsid="01c9c455" style:font-weight-asian="normal" style:font-weight-complex="normal"/>
    </style:style>
    <style:style style:name="T11" style:family="text">
      <style:text-properties fo:font-weight="normal" officeooo:rsid="01ca3c79" style:font-weight-asian="normal" style:font-weight-complex="normal"/>
    </style:style>
    <style:style style:name="T12" style:family="text">
      <style:text-properties fo:font-weight="normal" officeooo:rsid="01cb91f2" style:font-weight-asian="normal" style:font-weight-complex="normal"/>
    </style:style>
    <style:style style:name="T13" style:family="text">
      <style:text-properties officeooo:rsid="01c60a28"/>
    </style:style>
    <style:style style:name="T14" style:family="text">
      <style:text-properties officeooo:rsid="01cd1044"/>
    </style:style>
    <style:style style:name="T15" style:family="text">
      <style:text-properties officeooo:rsid="01cde19e"/>
    </style:style>
    <style:style style:name="T16" style:family="text">
      <style:text-properties officeooo:rsid="01d5f225"/>
    </style:style>
    <style:style style:name="T17" style:family="text">
      <style:text-properties officeooo:rsid="01d6c8d1"/>
    </style:style>
    <style:style style:name="T18" style:family="text">
      <style:text-properties officeooo:rsid="01d7ce8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DatabaseClient</text:p>
      <text:p text:style-name="P12"><text:span text:style-name="T13">Testausprojektin a</text:span>nalyysiraportti</text:p>
      <text:p text:style-name="P10">Järjestelmätestaus</text:p>
      <text:p text:style-name="P11">Toiminnallisuustestaus</text:p>
      <text:p text:style-name="P8"/>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14"><text:a xlink:type="simple" xlink:href="#__RefHeading___Toc1122_2015176296" text:style-name="Index_20_Link" text:visited-style-name="Index_20_Link">1 Testausprojektin yhteenveto<text:tab/>2</text:a></text:p>
          <text:p text:style-name="P14"><text:a xlink:type="simple" xlink:href="#__RefHeading___Toc1155_994842442" text:style-name="Index_20_Link" text:visited-style-name="Index_20_Link">2 Omat kokemukset ja oppiminen<text:tab/>2</text:a></text:p>
        </text:index-body>
      </text:table-of-content>
      <text:p text:style-name="P6"/>
      <text:h text:style-name="P15" text:outline-level="1"><text:bookmark-start text:name="__RefHeading___Toc1122_2015176296"/>Testausprojektin <text:span text:style-name="T14">yhteenveto</text:span><text:bookmark-end text:name="__RefHeading___Toc1122_2015176296"/></text:h>
      <text:p text:style-name="P13"><text:span text:style-name="T9">K</text:span><text:span text:style-name="T10">okonaisuudessaan testausprojekti oli onnistunut. Projektin tavoitteena oli testata ohjelmiston prototyypin keskeisimpiä toiminnallisuuksia ja löytää mahdollisia virheitä ja puutteita jo varhaisessa vaiheessa. Testauskerran ja -projektin tulokset olivat hyvät, ja kriittisiä ongelmia tai ohjelman toimimattomuuksia ei löytynyt. Muutamia pieniä, joskin olennaisia, puutteita ohjelmistosta löytyi, ja <text:s/>näihin on helppo kiinnittää huomiota jatkokehityksessä.</text:span></text:p>
      <text:p text:style-name="P13"><text:span text:style-name="T11">Testausprojektin tulokset varmistivat käsitystä ohjelmiston laadusta ja sen soveltuvuutta jatkokehitykseen. Ohjelmistossa on toimivia perusominaisuuksia joka antaa hyvä perustan jatkokehitykselle. Jatkokehityksessä suositellaan suorittamaan yksikkötestausta ohjelmistokehityksen ohella, jotta mahdolliset virheet löytyvät mahdollisimman aikaisessa vaiheessa. Lisäksi suositellaan vähintään versiokorotuksien yhteydessä tehtävää hyväksymistestausta</text:span><text:span text:style-name="T12">. Koska työllä ei ole tilaajaa, voidaan hyväksymistestauksessa hyödyntää kehitysprojektin ulkopuolisia vapaaehtoisia henkilöitä.</text:span></text:p>
      <text:h text:style-name="P16" text:outline-level="1"><text:bookmark-start text:name="__RefHeading___Toc1155_994842442"/>Omat kokemukset ja oppiminen<text:bookmark-end text:name="__RefHeading___Toc1155_994842442"/></text:h>
      <text:p text:style-name="P7">Tämä harjoitustyö antoi hyvän yleiskuvan testausprojekteista ja siihen kuuluvista osa-alueista, tehtävistä ja raportoinneista. <text:span text:style-name="T16">Lisäksi projektimallisessa työskentelyssä kurssilla käydyt asiat konkretisoituvat ja jäävät mieleen paremmin. </text:span>Itse <text:span text:style-name="T16">kuitenkin </text:span>koin oppivani eniten testausprojektiin kuuluvien dokumenttien laatimisesta, ja näen voivani käyttää oppimiani taitoja myös muissa dokumenttien laatimiseen liittyvissä <text:span text:style-name="T15">tehtävissä. Testausprojektin vaiheiden suorittaminen onnistui hyvin, joskin testaussuunnitelman dokumentin hiomisessa oli hieman haasteita. Esimerkiksi alkuperäinen logiikka testitapausnumeroinnille ei ollut toimiva. Muiden vaiheiden dokumentointi onnistui paremmin, joskin jotain pientä korjattavaa löytyi aina. Mielestäni onnistuin testausprojektissa kokonaisuudessaan varsin hyvin, dokumenttien pienistä puutteista huolima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text:number-lines="true" text:line-number="0">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9db63"/>
    </style:style>
    <style:style style:name="MP2" style:family="paragraph" style:parent-style-name="Header">
      <style:text-properties officeooo:rsid="0019a9ec" officeooo:paragraph-rsid="0009db63"/>
    </style:style>
    <style:style style:name="MP3" style:family="paragraph" style:parent-style-name="Header">
      <style:text-properties officeooo:rsid="0019a9ec" officeooo:paragraph-rsid="00228038"/>
    </style:style>
    <style:style style:name="MP4" style:family="paragraph" style:parent-style-name="Footer">
      <style:paragraph-properties fo:text-align="center" style:justify-single-word="false"/>
      <style:text-properties fo:font-size="14pt" style:font-size-asian="14pt" style:font-size-complex="14pt"/>
    </style:style>
    <style:style style:name="MT1" style:family="text">
      <style:text-properties officeooo:rsid="0019a9ec"/>
    </style:style>
    <style:style style:name="MT2" style:family="text">
      <style:text-properties officeooo:rsid="002311f9"/>
    </style:style>
    <style:style style:name="MT3" style:family="text">
      <style:text-properties style:font-name="Courier"/>
    </style:style>
    <style:style style:name="MT4" style:family="text">
      <style:text-properties officeooo:rsid="01a32448"/>
    </style:style>
    <style:style style:name="MT5" style:family="text">
      <style:text-properties officeooo:rsid="00343f05"/>
    </style:style>
    <style:style style:name="MT6" style:family="text">
      <style:text-properties officeooo:rsid="01d6c8d1"/>
    </style:style>
    <style:style style:name="MT7" style:family="text">
      <style:text-properties officeooo:rsid="01d7ce81"/>
    </style:style>
    <style:style style:name="MT8" style:family="text">
      <style:text-properties officeooo:rsid="001f026d"/>
    </style:style>
    <style:style style:name="MT9" style:family="text">
      <style:text-properties officeooo:rsid="000c32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1"><text:span text:style-name="MT1">Ryhmä: </text:span>Tea<text:span text:style-name="MT2">m</text:span>H</text:p>
        <text:p text:style-name="MP2">Tekijä: Henri Haverinen, <text:span text:style-name="MT3">henri.s.haverinen@student.jyu.fi</text:span></text:p>
        <text:p text:style-name="MP2">Julkisuustaso: Julkinen</text:p>
        <text:p text:style-name="MP2">Päivämäärä: <text:span text:style-name="MT4">10</text:span>.<text:span text:style-name="MT5">11</text:span>.2017</text:p>
        <text:p text:style-name="MP2">Versio: <text:span text:style-name="MT6">1</text:span>.<text:span text:style-name="MT7">0</text:span>.<text:span text:style-name="MT8">0</text:span></text:p>
        <text:p text:style-name="MP3">Opintojakso: TIES546 Ohjelmistotestaus, Jyväskylän yliopisto, <text:span text:style-name="MT9">i</text:span>nformaatioteknologian tiedekunta</text:p>
        <text:p text:style-name="MP2">Versiohallinta: <text:span text:style-name="MT3">https://github.com/hhaverinen/TIES546</text:span></text:p>
      </style:header-first>
      <style:footer>
        <text:p text:style-name="MP4"><text:page-number text:select-page="current">2</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2:53.124924853</meta:creation-date>
    <dc:date>2017-11-16T11:32:22.524909845</dc:date>
    <meta:editing-duration>P1DT3H28M2S</meta:editing-duration>
    <meta:editing-cycles>366</meta:editing-cycles>
    <meta:generator>LibreOffice/5.1.6.2$Linux_X86_64 LibreOffice_project/10m0$Build-2</meta:generator>
    <meta:document-statistic meta:table-count="0" meta:image-count="0" meta:object-count="0" meta:page-count="2" meta:paragraph-count="20" meta:word-count="231" meta:character-count="2379" meta:non-whitespace-character-count="2167"/>
  </office:meta>
</office:document-meta>
</file>